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056" officeooo:paragraph-rsid="0012a056"/>
    </style:style>
    <style:style style:name="P2" style:family="paragraph" style:parent-style-name="Standard">
      <style:text-properties officeooo:rsid="0015142e" officeooo:paragraph-rsid="0015142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46322"/>
    </style:style>
    <style:style style:name="T3" style:family="text">
      <style:text-properties style:text-position="sub 58%" officeooo:rsid="0015729e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46322"/>
    </style:style>
    <style:style style:name="T6" style:family="text">
      <style:text-properties style:text-position="0% 100%" officeooo:rsid="0015729e"/>
    </style:style>
    <style:style style:name="T7" style:family="text">
      <style:text-properties style:text-position="0% 100%" officeooo:rsid="001710b5"/>
    </style:style>
    <style:style style:name="T8" style:family="text">
      <style:text-properties officeooo:rsid="00146322"/>
    </style:style>
    <style:style style:name="T9" style:family="text">
      <style:text-properties officeooo:rsid="0015729e"/>
    </style:style>
    <style:style style:name="T10" style:family="text">
      <style:text-properties officeooo:rsid="00171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A:</text:p>
      <text:p text:style-name="P1"><text:tab/>1. The more challenges that are universally possible, the lower chance the attacker will succeed in having a corresponding Nc. The size of Nr is less important, since the attacker is attempting to exploit Nc. Therefore, C should be the most secure design.</text:p>
      <text:p text:style-name="P1"/>
      <text:p text:style-name="P1"><text:tab/>2. Do not allow the car to start unless the keys are inside or next to the car.</text:p>
      <text:p text:style-name="P1"/>
      <text:p text:style-name="P1">PART B:</text:p>
      <text:p text:style-name="P1"><text:tab/></text:p>
      <text:p text:style-name="P1"><text:tab/>a)</text:p>
      <text:p text:style-name="P1"><text:tab/><text:tab/>A -&gt; I(B): A, N<text:span text:style-name="T1">a</text:span></text:p>
      <text:p text:style-name="P1"><text:span text:style-name="T4"><text:tab/><text:tab/>I(B) -&gt; A: B, N</text:span><text:span text:style-name="T1">b</text:span></text:p>
      <text:p text:style-name="P1"><text:span text:style-name="T4"><text:tab/><text:tab/>A -&gt; I(B): N</text:span><text:span text:style-name="T1">a,</text:span><text:span text:style-name="T4">, {A, B, N</text:span><text:span text:style-name="T1">b</text:span><text:span text:style-name="T4">}</text:span><text:span text:style-name="T1">Kab</text:span></text:p>
      <text:p text:style-name="P1"><text:span text:style-name="T4"><text:tab/><text:tab/>...</text:span></text:p>
      <text:p text:style-name="P1"><text:span text:style-name="T4"><text:tab/><text:tab/>I(B) -&gt; A: {A, B, N</text:span><text:span text:style-name="T1">b</text:span><text:span text:style-name="T4">}</text:span><text:span text:style-name="T1">Kab</text:span></text:p>
      <text:p text:style-name="P1"/>
      <text:p text:style-name="P1"><text:tab/>b) <text:span text:style-name="T8">Include a fresh K</text:span><text:span text:style-name="T2">AB</text:span><text:span text:style-name="T5"> to the encrypted content, then A must decypt it and re-encrypt using the fresh key, B can then expect to decrypt the message using the key it just sent.</text:span></text:p>
      <text:p text:style-name="P1"/>
      <text:p text:style-name="P1"><text:tab/>c) <text:span text:style-name="T8">Once the fresh key is known to A, a man-in-the-middle attack can intercept the new key. You could also add a timestamp to the encrypted content to check how old the delivered message is.</text:span></text:p>
      <text:p text:style-name="P1"/>
      <text:p text:style-name="P1">PART C:</text:p>
      <text:p text:style-name="P1"/>
      <text:p text:style-name="P2"><text:tab/>a) <text:s/>(Diffie Hellmann Example) If P is a large enough number, <text:s/>finding what the shared secret is could take more than the lifetime of the universe. <text:span text:style-name="T9">An eavesdropper cannot succeed despite knowing p and g.</text:span></text:p>
      <text:p text:style-name="P2"/>
      <text:p text:style-name="P2"><text:tab/>b) <text:s/><text:span text:style-name="T9">A large enough shared secret is necessary to make this protocol secure.</text:span></text:p>
      <text:p text:style-name="P2"/>
      <text:p text:style-name="P2"><text:tab/>c) <text:s/><text:span text:style-name="T9">The key in the second protcol is N</text:span><text:span text:style-name="T3">a</text:span><text:span text:style-name="T6"> NOR N</text:span><text:span text:style-name="T3">b</text:span><text:span text:style-name="T6">, and therefore relies on both parties sending/</text:span><text:span text:style-name="T7">not reading</text:span><text:span text:style-name="T6"> their nonce before decrypting the message.</text:span></text:p>
      <text:p text:style-name="P1"/>
      <text:p text:style-name="P1">PART D:</text:p>
      <text:p text:style-name="P1"/>
      <text:p text:style-name="P1"><text:tab/><text:span text:style-name="T10">a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5:00:20.291018134</meta:creation-date>
    <dc:date>2017-10-06T15:37:40.988457207</dc:date>
    <meta:editing-duration>PT6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37" meta:character-count="1263" meta:non-whitespace-character-count="1019"/>
  </office:meta>
</office:document-meta>
</file>